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8f9" officeooo:paragraph-rsid="0009e8f9"/>
    </style:style>
    <style:style style:name="P2" style:family="paragraph" style:parent-style-name="Preformatted_20_Text">
      <style:text-properties officeooo:rsid="0009e8f9" officeooo:paragraph-rsid="000a953a"/>
    </style:style>
    <style:style style:name="P3" style:family="paragraph" style:parent-style-name="Preformatted_20_Text">
      <style:text-properties officeooo:rsid="0009e8f9" officeooo:paragraph-rsid="000dd809"/>
    </style:style>
    <style:style style:name="P4" style:family="paragraph" style:parent-style-name="Preformatted_20_Text">
      <style:text-properties officeooo:rsid="000a953a" officeooo:paragraph-rsid="000dd80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953a"/>
    </style:style>
    <style:style style:name="T3" style:family="text">
      <style:text-properties officeooo:rsid="000a953a"/>
    </style:style>
    <style:style style:name="T4" style:family="text">
      <style:text-properties officeooo:rsid="000c31e0"/>
    </style:style>
    <style:style style:name="T5" style:family="text">
      <style:text-properties officeooo:rsid="000dd8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eur = {<text:span text:style-name="T1">numLicence</text:span>, nom, prénom, date de naissance, taille, poids, photo, poste<text:span text:style-name="T4">Pref</text:span>, etat}</text:p>
      <text:p text:style-name="P1"/>
      <text:p text:style-name="P4">Match = {<text:span text:style-name="T1">id_match</text:span>, date, lieu, heure, nomTournoi, <text:span text:style-name="T5">nomEquipeAdv, </text:span>scoreSet1,scoreSet2,scoreSet3,scoreSet4,scoreSet5}</text:p>
      <text:p text:style-name="P2"/>
      <text:p text:style-name="P3"><text:span text:style-name="T3">participer</text:span> = {<text:span text:style-name="T2">#numLicense</text:span><text:span text:style-name="T1">, </text:span><text:span text:style-name="T2">#id_match</text:span>, Poste, titulaire o/n, <text:span text:style-name="T3">performance, nbRecep, nbRecepReussie, nbAttaque, nbAttaqueReussie,</text:span>commentaire}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1T16:02:39.145850942</dc:date>
    <meta:editing-duration>PT7M1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" meta:word-count="34" meta:character-count="345" meta:non-whitespace-character-count="313"/>
  </office:meta>
</office:document-meta>
</file>